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start="Arrow_20_short" draw:marker-start-width="0.305cm" draw:marker-end="Arrow_20_short" draw:marker-end-width="0.305cm" draw:fill="gradient" draw:textarea-vertical-align="middle"/>
    </style:style>
    <style:style style:name="gr103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4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1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2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6" style:family="paragraph">
      <loext:graphic-properties draw:fill="gradient"/>
      <style:paragraph-properties fo:text-align="center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7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5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6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0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4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Mail Trust</text:span></text:p>
        </draw:line>
        <draw:g>
          <draw:polygon draw:style-name="gr39" draw:text-style-name="P17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40" draw:text-style-name="P19" draw:layer="layout" svg:width="3.398cm" svg:height="0.705cm" svg:x="13.083cm" svg:y="9.177cm">
          <text:list text:style-name="L1">
            <text:list-header>
              <text:p text:style-name="P18"><text:span text:style-name="T5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1" draw:text-style-name="P16" draw:layer="layout" svg:x1="12.099cm" svg:y1="12.036cm" svg:x2="17.443cm" svg:y2="12.036cm">
          <text:p text:style-name="P15"><text:span text:style-name="T4">UMA Trust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21" draw:layer="layout" svg:width="5.612cm" svg:height="0.642cm" svg:x="14.75cm" svg:y="10.677cm">
          <text:list text:style-name="L1">
            <text:list-header>
              <text:p text:style-name="P20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2" xml:id="id19" draw:id="id19" draw:layer="layout" svg:width="3.251cm" svg:height="1.473cm" svg:x="2.877cm" svg:y="3.8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2" xml:id="id21" draw:id="id21" draw:layer="layout" svg:width="3.251cm" svg:height="1.473cm" svg:x="7.777cm" svg:y="3.8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3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 Retrieval Agent</text:span></text:p>
            </text:list-item>
          </text:list>
          <text:list text:style-name="L3">
            <text:list-item>
              <text:p text:style-name="P3"><text:span text:style-name="T7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5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3">
            <text:list-header>
              <text:p text:style-name="P24"><text:span text:style-name="T6">Mail System</text:span></text:p>
            </text:list-header>
            <text:list-item>
              <text:p text:style-name="P24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xml:id="id20" draw:id="id20" draw:layer="layout" svg:width="3.251cm" svg:height="1.473cm" svg:x="2.877cm" svg:y="15.3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2" draw:id="id22" draw:layer="layout" svg:width="3.251cm" svg:height="1.473cm" svg:x="7.777cm" svg:y="15.3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3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</text:span></text:p>
            </text:list-header>
          </text:list>
          <text:list text:style-name="L3">
            <text:list-item>
              <text:p text:style-name="P3"><text:span text:style-name="T7">Mail Retrieval Agent</text:span></text:p>
            </text:list-item>
            <text:list-item>
              <text:p text:style-name="P3"><text:span text:style-name="T7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3">
            <text:list-header>
              <text:p text:style-name="P3"><text:span text:style-name="T6">Mail System</text:span></text:p>
            </text:list-header>
          </text:list>
          <text:list text:style-name="L1">
            <text:list-item>
              <text:p text:style-name="P3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6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6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6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6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6" draw:layer="layout" draw:type="line" svg:x1="25.232cm" svg:y1="6.35cm" svg:x2="20.406cm" svg:y2="6.35cm" svg:d="M25232 6350h-4826" svg:viewBox="0 0 4827 1">
          <text:p/>
        </draw:connector>
        <draw:connector draw:style-name="gr73" draw:text-style-name="P26" draw:layer="layout" draw:type="line" svg:x1="20.38cm" svg:y1="7.594cm" svg:x2="9.382cm" svg:y2="7.594cm" svg:d="M20380 7594h-10998" svg:viewBox="0 0 10999 1">
          <text:p/>
        </draw:connector>
        <draw:connector draw:style-name="gr74" draw:text-style-name="P26" draw:layer="layout" draw:type="line" svg:x1="9.382cm" svg:y1="8.97cm" svg:x2="20.431cm" svg:y2="8.97cm" svg:d="M9382 8970h11049" svg:viewBox="0 0 11050 1">
          <text:p/>
        </draw:connector>
        <draw:connector draw:style-name="gr73" draw:text-style-name="P26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6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6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8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9" xml:id="id29" draw:id="id29" draw:layer="layout" svg:width="4.758cm" svg:height="1.535cm" svg:x="13.548cm" svg:y="4.704cm">
          <text:list text:style-name="L1">
            <text:list-header>
              <text:p text:style-name="P27"><text:span text:style-name="T2">Email Application</text:span></text:p>
            </text:list-header>
            <text:list-item>
              <text:p text:style-name="P27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8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UMA Grant</text:span></text:p>
            </text:list-header>
            <text:list-item>
              <text:p text:style-name="P27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8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olicy API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rotection API</text:span></text:p>
            </text:list-header>
            <text:list-item>
              <text:p text:style-name="P27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9" xml:id="id31" draw:id="id31" draw:layer="layout" svg:width="4.758cm" svg:height="1.535cm" svg:x="13.548cm" svg:y="1.704cm">
          <text:list text:style-name="L1">
            <text:list-header>
              <text:p text:style-name="P27"><text:span text:style-name="T2">Sender</text:span></text:p>
            </text:list-header>
            <text:list-item>
              <text:p text:style-name="P27"><text:span text:style-name="T8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8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Mailbox Resource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8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rotected Resource</text:span></text:p>
            </text:list-header>
            <text:list-item>
              <text:p text:style-name="P27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8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Manage API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6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9" xml:id="id35" draw:id="id35" draw:layer="layout" svg:width="4.758cm" svg:height="1.535cm" svg:x="13.548cm" svg:y="14.004cm">
          <text:list text:style-name="L1">
            <text:list-header>
              <text:p text:style-name="P27"><text:span text:style-name="T2">Mail Retrieval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9" xml:id="id38" draw:id="id38" draw:layer="layout" svg:width="4.758cm" svg:height="1.535cm" svg:x="13.548cm" svg:y="17.004cm">
          <text:list text:style-name="L1">
            <text:list-header>
              <text:p text:style-name="P27"><text:span text:style-name="T2">Recipient</text:span></text:p>
            </text:list-header>
            <text:list-item>
              <text:p text:style-name="P27"><text:span text:style-name="T8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6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9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Email Service</text:span></text:p>
            </text:list-header>
            <text:list-item>
              <text:p text:style-name="P27"><text:span text:style-name="T2">(IMAP Prox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6" draw:layer="layout" svg:x1="18.306cm" svg:y1="5.471cm" svg:x2="24.55cm" svg:y2="9.106cm" draw:start-shape="id29" draw:start-glue-point="1" draw:end-shape="id39" draw:end-glue-point="0" svg:d="M18306 5471h6244v3635" svg:viewBox="0 0 6245 3636">
          <text:p/>
        </draw:connector>
        <draw:connector draw:style-name="gr103" draw:text-style-name="P26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4" draw:text-style-name="P7" draw:layer="layout" svg:width="1.311cm" svg:height="0.642cm" svg:x="20.709cm" svg:y="4.835cm">
          <text:list text:style-name="L1">
            <text:list-header>
              <text:p text:style-name="P6"><text:span text:style-name="T2">syn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7" draw:layer="layout" svg:width="1.721cm" svg:height="0.642cm" svg:x="20.697cm" svg:y="14.056cm">
          <text:list text:style-name="L1">
            <text:list-header>
              <text:p text:style-name="P6"><text:span text:style-name="T2">hand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32" xml:id="id48" draw:id="id48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6" xml:id="id50" draw:id="id50" draw:layer="layout" svg:width="3.251cm" svg:height="1.473cm" svg:x="21.62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6" xml:id="id40" draw:id="id4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6">MAA</text:span></text:p>
            </text:list-header>
            <text:list-item>
              <text:p text:style-name="P31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1" xml:id="id43" draw:id="id4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RS</text:span></text:p>
            </text:list-header>
            <text:list-item>
              <text:p text:style-name="P30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xml:id="id46" draw:id="id46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2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</text:list>
          <text:list text:style-name="L3">
            <text:list-item>
              <text:p text:style-name="P34"><text:span text:style-name="T11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0" draw:start-glue-point="2" draw:end-shape="id41" draw:end-glue-point="0" svg:d="M18602 10047v1157" svg:viewBox="0 0 1 1158">
          <text:p/>
        </draw:connector>
        <draw:custom-shape draw:style-name="gr117" draw:text-style-name="P41" xml:id="id45" draw:id="id4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6">UMA/MRS</text:span></text:p>
            </text:list-header>
            <text:list-item>
              <text:p text:style-name="P30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3" xml:id="id41" draw:id="id4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6">UMA/MRA</text:span></text:p>
            </text:list-header>
            <text:list-item>
              <text:p text:style-name="P31"><text:span text:style-name="T7">Mail Retrieval Agent</text:span></text:p>
            </text:list-item>
          </text:list>
          <text:list text:style-name="L3">
            <text:list-item>
              <text:p text:style-name="P31"><text:span text:style-name="T12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2" xml:id="id47" draw:id="id47" draw:layer="layout" svg:width="3.251cm" svg:height="1.535cm" svg:x="21.676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4" xml:id="id44" draw:id="id44" draw:layer="layout" svg:width="1.932cm" svg:height="1.889cm" svg:x="25.775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1" draw:text-style-name="P44" xml:id="id42" draw:id="id42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2" draw:start-glue-point="8" draw:end-shape="id4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44" draw:start-glue-point="8" draw:end-shape="id4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6" draw:start-glue-point="0" draw:end-shape="id43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47" draw:start-glue-point="0" draw:end-shape="id45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48" draw:start-glue-point="1" draw:end-shape="id49" draw:end-glue-point="0" svg:d="M8128 7405h3074v1165" svg:viewBox="0 0 3075 1166">
          <text:p/>
        </draw:connector>
        <draw:connector draw:style-name="gr116" draw:text-style-name="P9" draw:layer="layout" svg:x1="21.621cm" svg:y1="7.405cm" svg:x2="18.602cm" svg:y2="8.574cm" draw:start-shape="id50" draw:start-glue-point="3" draw:end-shape="id40" draw:end-glue-point="0" svg:d="M21621 7405h-3019v1169" svg:viewBox="0 0 3020 1170">
          <text:p/>
        </draw:connector>
        <draw:connector draw:style-name="gr49" draw:text-style-name="P9" draw:layer="layout" svg:x1="6.502cm" svg:y1="6.669cm" svg:x2="23.246cm" svg:y2="6.669cm" draw:start-shape="id48" draw:start-glue-point="0" draw:end-shape="id50" draw:end-glue-point="0" svg:d="M6502 6669v-514h16744v514" svg:viewBox="0 0 16745 515">
          <text:p/>
        </draw:connector>
        <draw:connector draw:style-name="gr116" draw:text-style-name="P9" draw:layer="layout" draw:type="line" svg:x1="6.502cm" svg:y1="11.204cm" svg:x2="6.502cm" svg:y2="8.142cm" draw:start-shape="id43" draw:start-glue-point="0" draw:end-shape="id48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51" draw:start-glue-point="3" draw:end-shape="id43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46cm" svg:y2="8.142cm" draw:start-shape="id45" draw:start-glue-point="0" draw:end-shape="id50" draw:end-glue-point="2" svg:d="M23301 11204l-55-3062" svg:viewBox="0 0 56 3063">
          <text:p/>
        </draw:connector>
        <draw:connector draw:style-name="gr116" draw:text-style-name="P9" draw:layer="layout" draw:type="line" svg:x1="20.228cm" svg:y1="11.971cm" svg:x2="21.676cm" svg:y2="11.971cm" draw:start-shape="id41" draw:start-glue-point="1" draw:end-shape="id45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45" draw:start-glue-point="5" draw:end-shape="id51" draw:end-glue-point="2" svg:d="M22512 12739v1336h-11310v-1336" svg:viewBox="0 0 11311 1337">
          <text:p/>
        </draw:connector>
        <draw:custom-shape draw:style-name="gr126" draw:text-style-name="P46" draw:layer="layout" svg:width="2.195cm" svg:height="0.642cm" svg:x="14.858cm" svg:y="12.478cm">
          <text:list text:style-name="L1">
            <text:list-header>
              <text:p text:style-name="P4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8" draw:layer="layout" svg:width="2.487cm" svg:height="0.642cm" svg:x="18.594cm" svg:y="10.208cm">
          <text:list text:style-name="L1">
            <text:list-header>
              <text:p text:style-name="P3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8" draw:layer="layout" svg:width="1.408cm" svg:height="0.642cm" svg:x="20.179cm" svg:y="11.3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19.533cm" svg:y="6.75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8" draw:layer="layout" svg:width="1.408cm" svg:height="0.642cm" svg:x="23.193cm" svg:y="13.614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8" draw:layer="layout" svg:width="2.907cm" svg:height="0.642cm" svg:x="21.928cm" svg:y="16.944cm">
          <text:list text:style-name="L1">
            <text:list-header>
              <text:p text:style-name="P3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43" draw:start-glue-point="5" draw:end-shape="id41" draw:end-glue-point="2" svg:d="M7318 12733v518h11284v-512" svg:viewBox="0 0 11285 519">
          <text:p/>
        </draw:connector>
        <draw:custom-shape draw:style-name="gr141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8" draw:text-style-name="P16" draw:layer="layout" svg:x1="12.068cm" svg:y1="7.024cm" svg:x2="17.412cm" svg:y2="7.024cm">
          <text:p text:style-name="P15"><text:span text:style-name="T4">Mail Trust</text:span></text:p>
        </draw:line>
        <draw:g>
          <draw:polygon draw:style-name="gr39" draw:text-style-name="P1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3" draw:text-style-name="P19" draw:layer="layout" svg:width="3.398cm" svg:height="0.705cm" svg:x="13.083cm" svg:y="10.277cm">
          <text:list text:style-name="L1">
            <text:list-header>
              <text:p text:style-name="P18"><text:span text:style-name="T5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1" draw:text-style-name="P16" draw:layer="layout" svg:x1="12.058cm" svg:y1="14.936cm" svg:x2="17.402cm" svg:y2="14.936cm">
          <text:p text:style-name="P15"><text:span text:style-name="T4">UMA Trust</text:span></text:p>
        </draw:line>
      </draw:page>
      <draw:page draw:name="page7" draw:style-name="dp1" draw:master-page-name="Default">
        <draw:custom-shape draw:style-name="gr144" draw:text-style-name="P32" xml:id="id60" draw:id="id60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5" xml:id="id61" draw:id="id6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6" xml:id="id62" draw:id="id62" draw:layer="layout" svg:width="3.251cm" svg:height="1.473cm" svg:x="21.62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47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xml:id="id52" draw:id="id5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6">MAA</text:span></text:p>
            </text:list-header>
            <text:list-item>
              <text:p text:style-name="P31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1" xml:id="id55" draw:id="id5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RS</text:span></text:p>
            </text:list-header>
            <text:list-item>
              <text:p text:style-name="P30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2" xml:id="id58" draw:id="id58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2" xml:id="id63" draw:id="id6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</text:list>
          <text:list text:style-name="L3">
            <text:list-item>
              <text:p text:style-name="P34"><text:span text:style-name="T11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52" draw:start-glue-point="2" draw:end-shape="id53" draw:end-glue-point="0" svg:d="M18602 10047v1157" svg:viewBox="0 0 1 1158">
          <text:p/>
        </draw:connector>
        <draw:custom-shape draw:style-name="gr154" draw:text-style-name="P41" xml:id="id57" draw:id="id5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6">UMA/MRS</text:span></text:p>
            </text:list-header>
            <text:list-item>
              <text:p text:style-name="P30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3" xml:id="id53" draw:id="id5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6">UMA/MRA</text:span></text:p>
            </text:list-header>
            <text:list-item>
              <text:p text:style-name="P31"><text:span text:style-name="T7">Mail Retrieval Agent</text:span></text:p>
            </text:list-item>
          </text:list>
          <text:list text:style-name="L3">
            <text:list-item>
              <text:p text:style-name="P31"><text:span text:style-name="T12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xml:id="id59" draw:id="id59" draw:layer="layout" svg:width="3.251cm" svg:height="1.535cm" svg:x="21.676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44" xml:id="id56" draw:id="id56" draw:layer="layout" svg:width="1.932cm" svg:height="1.889cm" svg:x="25.775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8" draw:text-style-name="P44" xml:id="id54" draw:id="id54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4" draw:start-glue-point="8" draw:end-shape="id5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56" draw:start-glue-point="8" draw:end-shape="id5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8" draw:start-glue-point="0" draw:end-shape="id55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59" draw:start-glue-point="0" draw:end-shape="id57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60" draw:start-glue-point="1" draw:end-shape="id61" draw:end-glue-point="0" svg:d="M8128 7405h3074v1165" svg:viewBox="0 0 3075 1166">
          <text:p/>
        </draw:connector>
        <draw:connector draw:style-name="gr116" draw:text-style-name="P9" draw:layer="layout" svg:x1="21.621cm" svg:y1="7.405cm" svg:x2="18.602cm" svg:y2="8.574cm" draw:start-shape="id62" draw:start-glue-point="3" draw:end-shape="id52" draw:end-glue-point="0" svg:d="M21621 7405h-3019v1169" svg:viewBox="0 0 3020 1170">
          <text:p/>
        </draw:connector>
        <draw:connector draw:style-name="gr49" draw:text-style-name="P9" draw:layer="layout" svg:x1="6.502cm" svg:y1="6.669cm" svg:x2="23.246cm" svg:y2="6.669cm" draw:start-shape="id60" draw:start-glue-point="0" draw:end-shape="id62" draw:end-glue-point="0" svg:d="M6502 6669v-514h16744v514" svg:viewBox="0 0 16745 515">
          <text:p/>
        </draw:connector>
        <draw:connector draw:style-name="gr116" draw:text-style-name="P9" draw:layer="layout" draw:type="line" svg:x1="6.502cm" svg:y1="11.204cm" svg:x2="6.502cm" svg:y2="8.142cm" draw:start-shape="id55" draw:start-glue-point="0" draw:end-shape="id60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61" draw:start-glue-point="2" draw:end-shape="id63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63" draw:start-glue-point="3" draw:end-shape="id55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46cm" svg:y2="8.142cm" draw:start-shape="id57" draw:start-glue-point="0" draw:end-shape="id62" draw:end-glue-point="2" svg:d="M23301 11204l-55-3062" svg:viewBox="0 0 56 3063">
          <text:p/>
        </draw:connector>
        <draw:connector draw:style-name="gr116" draw:text-style-name="P9" draw:layer="layout" draw:type="line" svg:x1="20.228cm" svg:y1="11.971cm" svg:x2="21.676cm" svg:y2="11.971cm" draw:start-shape="id53" draw:start-glue-point="1" draw:end-shape="id57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57" draw:start-glue-point="5" draw:end-shape="id63" draw:end-glue-point="2" svg:d="M22512 12739v1336h-11310v-1336" svg:viewBox="0 0 11311 1337">
          <text:p/>
        </draw:connector>
        <draw:custom-shape draw:style-name="gr159" draw:text-style-name="P46" draw:layer="layout" svg:width="2.195cm" svg:height="0.642cm" svg:x="14.858cm" svg:y="12.478cm">
          <text:list text:style-name="L1">
            <text:list-header>
              <text:p text:style-name="P4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8" draw:layer="layout" svg:width="2.487cm" svg:height="0.642cm" svg:x="18.594cm" svg:y="10.208cm">
          <text:list text:style-name="L1">
            <text:list-header>
              <text:p text:style-name="P3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8" draw:layer="layout" svg:width="1.408cm" svg:height="0.642cm" svg:x="20.179cm" svg:y="11.3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19.533cm" svg:y="6.75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38" draw:layer="layout" svg:width="1.408cm" svg:height="0.642cm" svg:x="23.193cm" svg:y="13.614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38" draw:layer="layout" svg:width="2.907cm" svg:height="0.642cm" svg:x="21.928cm" svg:y="16.944cm">
          <text:list text:style-name="L1">
            <text:list-header>
              <text:p text:style-name="P3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55" draw:start-glue-point="5" draw:end-shape="id53" draw:end-glue-point="2" svg:d="M7318 12733v518h11284v-512" svg:viewBox="0 0 11285 519">
          <text:p/>
        </draw:connector>
        <draw:custom-shape draw:style-name="gr173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5" draw:text-style-name="P32" xml:id="id72" draw:id="id72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5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6" xml:id="id74" draw:id="id74" draw:layer="layout" svg:width="3.251cm" svg:height="1.473cm" svg:x="21.62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8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50" xml:id="id64" draw:id="id6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4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1" xml:id="id67" draw:id="id6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RS</text:span></text:p>
            </text:list-header>
            <text:list-item>
              <text:p text:style-name="P30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2" xml:id="id70" draw:id="id70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2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</text:list>
          <text:list text:style-name="L3">
            <text:list-item>
              <text:p text:style-name="P34"><text:span text:style-name="T11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64" draw:start-glue-point="2" draw:end-shape="id65" draw:end-glue-point="0" svg:d="M18602 10047v1157" svg:viewBox="0 0 1 1158">
          <text:p/>
        </draw:connector>
        <draw:custom-shape draw:style-name="gr185" draw:text-style-name="P51" xml:id="id69" draw:id="id6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3"><text:span text:style-name="T9">UMA/MRS</text:span></text:p>
            </text:list-header>
            <text:list-item>
              <text:p text:style-name="P33"><text:span text:style-name="T10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2" xml:id="id65" draw:id="id6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</text:list>
          <text:list text:style-name="L3">
            <text:list-item>
              <text:p text:style-name="P34"><text:span text:style-name="T11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71" draw:id="id71" draw:layer="layout" svg:width="3.251cm" svg:height="1.535cm" svg:x="21.676cm" svg:y="15.004cm">
          <text:list text:style-name="L1">
            <text:list-header>
              <text:p text:style-name="P33"><text:span text:style-name="T9">Email App</text:span></text:p>
            </text:list-header>
            <text:list-item>
              <text:p text:style-name="P3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2" xml:id="id68" draw:id="id68" draw:layer="layout" svg:width="1.932cm" svg:height="1.889cm" svg:x="25.775cm" svg:y="11.03cm">
          <text:list text:style-name="L1">
            <text:list-header>
              <text:p text:style-name="P34"><text:span text:style-name="T15">Data</text:span></text:p>
              <text:p text:style-name="P3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9" draw:text-style-name="P44" xml:id="id66" draw:id="id66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6" draw:start-glue-point="8" draw:end-shape="id67" draw:end-glue-point="3" svg:d="M4033 11966l844 5" svg:viewBox="0 0 845 6">
          <text:p/>
        </draw:connector>
        <draw:connector draw:style-name="gr190" draw:text-style-name="P9" draw:layer="layout" draw:type="line" svg:x1="25.775cm" svg:y1="11.974cm" svg:x2="24.927cm" svg:y2="11.971cm" draw:start-shape="id68" draw:start-glue-point="8" draw:end-shape="id6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70" draw:start-glue-point="0" draw:end-shape="id67" draw:end-glue-point="2" svg:d="M6502 15004v-2265" svg:viewBox="0 0 1 2266">
          <text:p/>
        </draw:connector>
        <draw:connector draw:style-name="gr191" draw:text-style-name="P9" draw:layer="layout" draw:type="line" svg:x1="23.301cm" svg:y1="15.004cm" svg:x2="23.301cm" svg:y2="12.739cm" draw:start-shape="id71" draw:start-glue-point="0" draw:end-shape="id69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72" draw:start-glue-point="1" draw:end-shape="id73" draw:end-glue-point="0" svg:d="M8128 7405h3074v1165" svg:viewBox="0 0 3075 1166">
          <text:p/>
        </draw:connector>
        <draw:connector draw:style-name="gr124" draw:text-style-name="P9" draw:layer="layout" svg:x1="21.621cm" svg:y1="7.405cm" svg:x2="18.602cm" svg:y2="8.574cm" draw:start-shape="id74" draw:start-glue-point="3" draw:end-shape="id64" draw:end-glue-point="0" svg:d="M21621 7405h-3019v1169" svg:viewBox="0 0 3020 1170">
          <text:p/>
        </draw:connector>
        <draw:connector draw:style-name="gr49" draw:text-style-name="P9" draw:layer="layout" svg:x1="6.502cm" svg:y1="6.669cm" svg:x2="23.246cm" svg:y2="6.669cm" draw:start-shape="id72" draw:start-glue-point="0" draw:end-shape="id74" draw:end-glue-point="0" svg:d="M6502 6669v-514h16744v514" svg:viewBox="0 0 16745 515">
          <text:p/>
        </draw:connector>
        <draw:connector draw:style-name="gr116" draw:text-style-name="P9" draw:layer="layout" draw:type="line" svg:x1="6.502cm" svg:y1="11.204cm" svg:x2="6.502cm" svg:y2="8.142cm" draw:start-shape="id67" draw:start-glue-point="0" draw:end-shape="id72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75" draw:start-glue-point="3" draw:end-shape="id67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46cm" svg:y2="8.142cm" draw:start-shape="id69" draw:start-glue-point="0" draw:end-shape="id74" draw:end-glue-point="2" svg:d="M23301 11204l-55-3062" svg:viewBox="0 0 56 3063">
          <text:p/>
        </draw:connector>
        <draw:connector draw:style-name="gr124" draw:text-style-name="P9" draw:layer="layout" draw:type="line" svg:x1="20.228cm" svg:y1="11.971cm" svg:x2="21.676cm" svg:y2="11.971cm" draw:start-shape="id65" draw:start-glue-point="1" draw:end-shape="id69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69" draw:start-glue-point="5" draw:end-shape="id75" draw:end-glue-point="2" svg:d="M22512 12739v1336h-11310v-1336" svg:viewBox="0 0 11311 1337">
          <text:p/>
        </draw:connector>
        <draw:custom-shape draw:style-name="gr192" draw:text-style-name="P48" draw:layer="layout" svg:width="2.195cm" svg:height="0.642cm" svg:x="14.858cm" svg:y="12.478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8" draw:layer="layout" svg:width="2.487cm" svg:height="0.642cm" svg:x="18.594cm" svg:y="10.208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8" draw:layer="layout" svg:width="1.408cm" svg:height="0.642cm" svg:x="20.179cm" svg:y="11.302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8" draw:layer="layout" svg:width="1.497cm" svg:height="0.642cm" svg:x="19.533cm" svg:y="6.75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8" draw:layer="layout" svg:width="1.408cm" svg:height="0.642cm" svg:x="23.193cm" svg:y="13.614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8" draw:layer="layout" svg:width="2.907cm" svg:height="0.642cm" svg:x="21.928cm" svg:y="16.944cm">
          <text:list text:style-name="L1">
            <text:list-header>
              <text:p text:style-name="P47"><text:span text:style-name="T1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67" draw:start-glue-point="5" draw:end-shape="id65" draw:end-glue-point="2" svg:d="M7318 12733v518h11284v-512" svg:viewBox="0 0 11285 519">
          <text:p/>
        </draw:connector>
        <draw:custom-shape draw:style-name="gr206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08" draw:text-style-name="P55" xml:id="id84" draw:id="id84" draw:layer="layout" svg:width="3.251cm" svg:height="1.473cm" svg:x="4.877cm" svg:y="6.669cm">
          <text:list text:style-name="L1">
            <text:list-header>
              <text:p text:style-name="P53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55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7" xml:id="id86" draw:id="id86" draw:layer="layout" svg:width="3.251cm" svg:height="1.473cm" svg:x="21.62cm" svg:y="6.669cm">
          <text:list text:style-name="L1">
            <text:list-header>
              <text:p text:style-name="P56"><text:span text:style-name="T6">MTA</text:span></text:p>
            </text:list-header>
            <text:list-item>
              <text:p text:style-name="P56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1" draw:text-style-name="P59" draw:layer="layout" svg:width="2.479cm" svg:height="0.642cm" svg:x="14.806cm" svg:y="5.354cm">
          <text:list text:style-name="L1">
            <text:list-header>
              <text:p text:style-name="P58"><text:span text:style-name="T1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57" xml:id="id76" draw:id="id7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6"><text:span text:style-name="T6">MAA</text:span></text:p>
            </text:list-header>
            <text:list-item>
              <text:p text:style-name="P56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2" draw:layer="layout" svg:width="3.251cm" svg:height="1.473cm" svg:x="4.877cm" svg:y="3.872cm">
          <text:list text:style-name="L1">
            <text:list-header>
              <text:p text:style-name="P3"><text:span text:style-name="T6">UMA/AS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60" draw:layer="layout" svg:width="3.251cm" svg:height="1.473cm" svg:x="21.676cm" svg:y="3.872cm">
          <text:list text:style-name="L1">
            <text:list-header>
              <text:p text:style-name="P54"><text:span text:style-name="T9">UMA/AS</text:span></text:p>
            </text:list-header>
            <text:list-item>
              <text:p text:style-name="P5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8" xml:id="id79" draw:id="id7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6">UMA/MRS</text:span></text:p>
            </text:list-header>
            <text:list-item>
              <text:p text:style-name="P1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5" xml:id="id82" draw:id="id82" draw:layer="layout" svg:width="3.2cm" svg:height="1.535cm" svg:x="4.877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61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9">UMA/MRA</text:span></text:p>
            </text:list-header>
            <text:list-item>
              <text:p text:style-name="P54"><text:span text:style-name="T10">Mail Retrieval Agent</text:span></text:p>
            </text:list-item>
          </text:list>
          <text:list text:style-name="L3">
            <text:list-item>
              <text:p text:style-name="P54"><text:span text:style-name="T11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76" draw:start-glue-point="2" draw:end-shape="id77" draw:end-glue-point="0" svg:d="M18602 10047v1157" svg:viewBox="0 0 1 1158">
          <text:p/>
        </draw:connector>
        <draw:custom-shape draw:style-name="gr218" draw:text-style-name="P62" xml:id="id81" draw:id="id8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3"><text:span text:style-name="T9">UMA/MRS</text:span></text:p>
            </text:list-header>
            <text:list-item>
              <text:p text:style-name="P53"><text:span text:style-name="T10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3" xml:id="id77" draw:id="id7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RA</text:span></text:p>
            </text:list-header>
            <text:list-item>
              <text:p text:style-name="P3"><text:span text:style-name="T7">Mail Retrieval Agent</text:span></text:p>
            </text:list-item>
          </text:list>
          <text:list text:style-name="L3">
            <text:list-item>
              <text:p text:style-name="P3"><text:span text:style-name="T12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55" xml:id="id83" draw:id="id83" draw:layer="layout" svg:width="3.251cm" svg:height="1.535cm" svg:x="21.676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63" xml:id="id80" draw:id="id80" draw:layer="layout" svg:width="1.932cm" svg:height="1.889cm" svg:x="25.775cm" svg:y="11.03cm">
          <text:list text:style-name="L1">
            <text:list-header>
              <text:p text:style-name="P54"><text:span text:style-name="T15">Data</text:span></text:p>
              <text:p text:style-name="P5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2" draw:text-style-name="P64" xml:id="id78" draw:id="id7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8" draw:start-glue-point="8" draw:end-shape="id79" draw:end-glue-point="3" svg:d="M4033 11966l844 5" svg:viewBox="0 0 845 6">
          <text:p/>
        </draw:connector>
        <draw:connector draw:style-name="gr190" draw:text-style-name="P9" draw:layer="layout" draw:type="line" svg:x1="25.775cm" svg:y1="11.974cm" svg:x2="24.927cm" svg:y2="11.971cm" draw:start-shape="id80" draw:start-glue-point="8" draw:end-shape="id81" draw:end-glue-point="1" svg:d="M25775 11974l-848-3" svg:viewBox="0 0 849 4">
          <text:p/>
        </draw:connector>
        <draw:connector draw:style-name="gr223" draw:text-style-name="P9" draw:layer="layout" draw:type="line" svg:x1="6.477cm" svg:y1="15.004cm" svg:x2="6.502cm" svg:y2="12.739cm" draw:start-shape="id82" draw:start-glue-point="0" draw:end-shape="id79" draw:end-glue-point="2" svg:d="M6477 15004l25-2265" svg:viewBox="0 0 26 2266">
          <text:p/>
        </draw:connector>
        <draw:connector draw:style-name="gr191" draw:text-style-name="P9" draw:layer="layout" draw:type="line" svg:x1="23.301cm" svg:y1="15.004cm" svg:x2="23.301cm" svg:y2="12.739cm" draw:start-shape="id83" draw:start-glue-point="0" draw:end-shape="id81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84" draw:start-glue-point="1" draw:end-shape="id85" draw:end-glue-point="0" svg:d="M8128 7405h3074v1165" svg:viewBox="0 0 3075 1166">
          <text:p/>
        </draw:connector>
        <draw:connector draw:style-name="gr116" draw:text-style-name="P9" draw:layer="layout" svg:x1="21.621cm" svg:y1="7.405cm" svg:x2="18.602cm" svg:y2="8.574cm" draw:start-shape="id86" draw:start-glue-point="3" draw:end-shape="id76" draw:end-glue-point="0" svg:d="M21621 7405h-3019v1169" svg:viewBox="0 0 3020 1170">
          <text:p/>
        </draw:connector>
        <draw:connector draw:style-name="gr223" draw:text-style-name="P9" draw:layer="layout" svg:x1="6.502cm" svg:y1="6.669cm" svg:x2="23.246cm" svg:y2="6.669cm" draw:start-shape="id84" draw:start-glue-point="0" draw:end-shape="id86" draw:end-glue-point="0" svg:d="M6502 6669v-514h16744v514" svg:viewBox="0 0 16745 515">
          <text:p/>
        </draw:connector>
        <draw:connector draw:style-name="gr124" draw:text-style-name="P9" draw:layer="layout" draw:type="line" svg:x1="6.502cm" svg:y1="11.204cm" svg:x2="6.502cm" svg:y2="8.142cm" draw:start-shape="id79" draw:start-glue-point="0" draw:end-shape="id84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87" draw:start-glue-point="3" draw:end-shape="id79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46cm" svg:y2="8.142cm" draw:start-shape="id81" draw:start-glue-point="0" draw:end-shape="id86" draw:end-glue-point="2" svg:d="M23301 11204l-55-3062" svg:viewBox="0 0 56 3063">
          <text:p/>
        </draw:connector>
        <draw:connector draw:style-name="gr124" draw:text-style-name="P9" draw:layer="layout" draw:type="line" svg:x1="20.228cm" svg:y1="11.971cm" svg:x2="21.676cm" svg:y2="11.971cm" draw:start-shape="id77" draw:start-glue-point="1" draw:end-shape="id81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81" draw:start-glue-point="5" draw:end-shape="id87" draw:end-glue-point="2" svg:d="M22512 12739v1336h-11310v-1336" svg:viewBox="0 0 11311 1337">
          <text:p/>
        </draw:connector>
        <draw:custom-shape draw:style-name="gr224" draw:text-style-name="P59" draw:layer="layout" svg:width="2.195cm" svg:height="0.642cm" svg:x="14.858cm" svg:y="12.478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9" draw:layer="layout" svg:width="1.497cm" svg:height="0.642cm" svg:x="23.229cm" svg:y="9.438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59" draw:layer="layout" svg:width="2.487cm" svg:height="0.642cm" svg:x="11.091cm" svg:y="10.196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65" draw:layer="layout" svg:width="2.487cm" svg:height="0.642cm" svg:x="18.5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59" draw:layer="layout" svg:width="1.408cm" svg:height="0.642cm" svg:x="8.165cm" svg:y="11.29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9" draw:layer="layout" svg:width="1.408cm" svg:height="0.642cm" svg:x="20.179cm" svg:y="11.3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65" draw:layer="layout" svg:width="1.497cm" svg:height="0.642cm" svg:x="19.5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9" draw:layer="layout" svg:width="1.408cm" svg:height="0.642cm" svg:x="6.379cm" svg:y="13.6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9" draw:layer="layout" svg:width="1.408cm" svg:height="0.642cm" svg:x="23.193cm" svg:y="13.614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9" draw:layer="layout" svg:width="3.093cm" svg:height="0.642cm" svg:x="4.932cm" svg:y="16.935cm">
          <text:list text:style-name="L1">
            <text:list-header>
              <text:p text:style-name="P58"><text:span text:style-name="T1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9" draw:layer="layout" svg:width="2.907cm" svg:height="0.642cm" svg:x="21.928cm" svg:y="16.944cm">
          <text:list text:style-name="L1">
            <text:list-header>
              <text:p text:style-name="P58"><text:span text:style-name="T1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79" draw:start-glue-point="5" draw:end-shape="id77" draw:end-glue-point="2" svg:d="M7318 12733v518h11284v-512" svg:viewBox="0 0 11285 519">
          <text:p/>
        </draw:connector>
        <draw:custom-shape draw:style-name="gr238" draw:text-style-name="P66" draw:layer="layout" svg:width="2.195cm" svg:height="0.642cm" svg:x="14.86cm" svg:y="13.487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66" draw:layer="layout" svg:width="1.497cm" svg:height="0.642cm" svg:x="8.937cm" svg:y="6.762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0" draw:text-style-name="P55" xml:id="id96" draw:id="id96" draw:layer="layout" svg:width="3.251cm" svg:height="1.473cm" svg:x="4.877cm" svg:y="6.669cm">
          <text:list text:style-name="L1">
            <text:list-header>
              <text:p text:style-name="P53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5" xml:id="id97" draw:id="id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67" xml:id="id98" draw:id="id98" draw:layer="layout" svg:width="3.251cm" svg:height="1.473cm" svg:x="21.62cm" svg:y="6.669cm">
          <text:list text:style-name="L1">
            <text:list-header>
              <text:p text:style-name="P54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3" draw:text-style-name="P59" draw:layer="layout" svg:width="2.479cm" svg:height="0.642cm" svg:x="14.806cm" svg:y="5.354cm">
          <text:list text:style-name="L1">
            <text:list-header>
              <text:p text:style-name="P58"><text:span text:style-name="T1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67" xml:id="id88" draw:id="id8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4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2" draw:layer="layout" svg:width="3.251cm" svg:height="1.473cm" svg:x="4.877cm" svg:y="3.872cm">
          <text:list text:style-name="L1">
            <text:list-header>
              <text:p text:style-name="P3"><text:span text:style-name="T6">UMA/AS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60" draw:layer="layout" svg:width="3.251cm" svg:height="1.473cm" svg:x="21.676cm" svg:y="3.872cm">
          <text:list text:style-name="L1">
            <text:list-header>
              <text:p text:style-name="P54"><text:span text:style-name="T9">UMA/AS</text:span></text:p>
            </text:list-header>
            <text:list-item>
              <text:p text:style-name="P5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8" xml:id="id91" draw:id="id9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6">UMA/MRS</text:span></text:p>
            </text:list-header>
            <text:list-item>
              <text:p text:style-name="P1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55" xml:id="id94" draw:id="id94" draw:layer="layout" svg:width="3.251cm" svg:height="1.535cm" svg:x="4.877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1" xml:id="id99" draw:id="id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9">UMA/MRA</text:span></text:p>
            </text:list-header>
            <text:list-item>
              <text:p text:style-name="P54"><text:span text:style-name="T10">Mail Retrieval Agent</text:span></text:p>
            </text:list-item>
          </text:list>
          <text:list text:style-name="L3">
            <text:list-item>
              <text:p text:style-name="P54"><text:span text:style-name="T11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88" draw:start-glue-point="2" draw:end-shape="id89" draw:end-glue-point="0" svg:d="M18602 10047v1157" svg:viewBox="0 0 1 1158">
          <text:p/>
        </draw:connector>
        <draw:custom-shape draw:style-name="gr250" draw:text-style-name="P8" xml:id="id93" draw:id="id9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6">UMA/MRS</text:span></text:p>
            </text:list-header>
            <text:list-item>
              <text:p text:style-name="P1"><text:span text:style-name="T7">Mailbox 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3" xml:id="id89" draw:id="id8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RA</text:span></text:p>
            </text:list-header>
            <text:list-item>
              <text:p text:style-name="P3"><text:span text:style-name="T7">Mail Retrieval Agent</text:span></text:p>
            </text:list-item>
          </text:list>
          <text:list text:style-name="L3">
            <text:list-item>
              <text:p text:style-name="P3"><text:span text:style-name="T12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3.251cm" svg:height="1.535cm" svg:x="21.676cm" svg:y="15.004cm">
          <text:list text:style-name="L1">
            <text:list-header>
              <text:p text:style-name="P1"><text:span text:style-name="T6">Email App</text:span></text:p>
            </text:list-header>
            <text:list-item>
              <text:p text:style-name="P1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64" xml:id="id92" draw:id="id9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4" draw:text-style-name="P64" xml:id="id90" draw:id="id9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0" draw:start-glue-point="8" draw:end-shape="id9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92" draw:start-glue-point="8" draw:end-shape="id93" draw:end-glue-point="1" svg:d="M25775 11974l-848-3" svg:viewBox="0 0 849 4">
          <text:p/>
        </draw:connector>
        <draw:connector draw:style-name="gr223" draw:text-style-name="P9" draw:layer="layout" draw:type="line" svg:x1="6.502cm" svg:y1="15.004cm" svg:x2="6.502cm" svg:y2="12.739cm" draw:start-shape="id94" draw:start-glue-point="0" draw:end-shape="id91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95" draw:start-glue-point="0" draw:end-shape="id93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96" draw:start-glue-point="1" draw:end-shape="id97" draw:end-glue-point="0" svg:d="M8128 7405h3074v1165" svg:viewBox="0 0 3075 1166">
          <text:p/>
        </draw:connector>
        <draw:connector draw:style-name="gr124" draw:text-style-name="P9" draw:layer="layout" svg:x1="21.621cm" svg:y1="7.405cm" svg:x2="18.602cm" svg:y2="8.574cm" draw:start-shape="id98" draw:start-glue-point="3" draw:end-shape="id88" draw:end-glue-point="0" svg:d="M21621 7405h-3019v1169" svg:viewBox="0 0 3020 1170">
          <text:p/>
        </draw:connector>
        <draw:connector draw:style-name="gr223" draw:text-style-name="P9" draw:layer="layout" svg:x1="6.502cm" svg:y1="6.669cm" svg:x2="23.246cm" svg:y2="6.669cm" draw:start-shape="id96" draw:start-glue-point="0" draw:end-shape="id98" draw:end-glue-point="0" svg:d="M6502 6669v-514h16744v514" svg:viewBox="0 0 16745 515">
          <text:p/>
        </draw:connector>
        <draw:connector draw:style-name="gr124" draw:text-style-name="P9" draw:layer="layout" draw:type="line" svg:x1="6.502cm" svg:y1="11.204cm" svg:x2="6.502cm" svg:y2="8.142cm" draw:start-shape="id91" draw:start-glue-point="0" draw:end-shape="id96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97" draw:start-glue-point="2" draw:end-shape="id99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99" draw:start-glue-point="3" draw:end-shape="id91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46cm" svg:y2="8.142cm" draw:start-shape="id93" draw:start-glue-point="0" draw:end-shape="id98" draw:end-glue-point="2" svg:d="M23301 11204l-55-3062" svg:viewBox="0 0 56 3063">
          <text:p/>
        </draw:connector>
        <draw:connector draw:style-name="gr116" draw:text-style-name="P9" draw:layer="layout" draw:type="line" svg:x1="20.228cm" svg:y1="11.971cm" svg:x2="21.676cm" svg:y2="11.971cm" draw:start-shape="id89" draw:start-glue-point="1" draw:end-shape="id93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93" draw:start-glue-point="5" draw:end-shape="id99" draw:end-glue-point="2" svg:d="M22512 12739v1336h-11310v-1336" svg:viewBox="0 0 11311 1337">
          <text:p/>
        </draw:connector>
        <draw:custom-shape draw:style-name="gr255" draw:text-style-name="P12" draw:layer="layout" svg:width="2.195cm" svg:height="0.642cm" svg:x="14.8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59" draw:layer="layout" svg:width="1.497cm" svg:height="0.642cm" svg:x="23.229cm" svg:y="9.438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59" draw:layer="layout" svg:width="2.487cm" svg:height="0.642cm" svg:x="11.091cm" svg:y="10.196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59" draw:layer="layout" svg:width="2.487cm" svg:height="0.642cm" svg:x="18.594cm" svg:y="10.208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9" draw:layer="layout" svg:width="1.408cm" svg:height="0.642cm" svg:x="8.165cm" svg:y="11.29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9" draw:layer="layout" svg:width="1.497cm" svg:height="0.642cm" svg:x="19.533cm" svg:y="6.75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9" draw:layer="layout" svg:width="1.408cm" svg:height="0.642cm" svg:x="6.379cm" svg:y="13.6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7" draw:layer="layout" svg:width="1.408cm" svg:height="0.642cm" svg:x="23.1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9" draw:layer="layout" svg:width="3.093cm" svg:height="0.642cm" svg:x="4.932cm" svg:y="16.935cm">
          <text:list text:style-name="L1">
            <text:list-header>
              <text:p text:style-name="P58"><text:span text:style-name="T1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7" draw:layer="layout" svg:width="2.907cm" svg:height="0.642cm" svg:x="21.9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91" draw:start-glue-point="5" draw:end-shape="id89" draw:end-glue-point="2" svg:d="M7318 12733v518h11284v-512" svg:viewBox="0 0 11285 519">
          <text:p/>
        </draw:connector>
        <draw:custom-shape draw:style-name="gr269" draw:text-style-name="P66" draw:layer="layout" svg:width="2.195cm" svg:height="0.642cm" svg:x="14.86cm" svg:y="13.487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66" draw:layer="layout" svg:width="1.497cm" svg:height="0.642cm" svg:x="8.937cm" svg:y="6.762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2-22T18:53:13.496541268</dc:date>
    <dc:creator>Igor Zboran</dc:creator>
    <meta:editing-duration>P3DT13H41M13S</meta:editing-duration>
    <meta:editing-cycles>297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4"/>
  </office:meta>
</office:document-meta>
</file>